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7000000E75215D511268ABBCB.png" manifest:media-type="image/png"/>
  <manifest:file-entry manifest:full-path="Pictures/10003503000017E0000017E0767CA0A4BA1AF3DC.svg" manifest:media-type="image/svg+xml"/>
  <manifest:file-entry manifest:full-path="Pictures/10000201000000E7000000E7C7DC2CB0472A6942.png" manifest:media-type="image/png"/>
  <manifest:file-entry manifest:full-path="Pictures/10003501000017E0000017E0BD734DBAE3D1CE24.svg" manifest:media-type="image/svg+xml"/>
  <manifest:file-entry manifest:full-path="Pictures/100034F8000017E0000017E0CCA0A7A8CB913534.svg" manifest:media-type="image/svg+xml"/>
  <manifest:file-entry manifest:full-path="Pictures/10000201000000E7000000E7BEBA17DF74DC695E.png" manifest:media-type="image/png"/>
  <manifest:file-entry manifest:full-path="Pictures/10000201000000E7000000E7258F0B789F2564C4.png" manifest:media-type="image/png"/>
  <manifest:file-entry manifest:full-path="Pictures/100034EF000017E0000017E0202C8E1A4AB3A269.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35cm" svg:stroke-color="#ff0000" draw:marker-start-width="0.252cm" draw:marker-end-width="0.252cm" draw:fill="solid" draw:textarea-vertical-align="middle" fo:padding-top="0.142cm" fo:padding-bottom="0.142cm" fo:padding-left="0.267cm" fo:padding-right="0.267cm"/>
    </style:style>
    <style:style style:name="gr3" style:family="graphic" style:parent-style-name="objectwithoutfill">
      <style:graphic-properties draw:fill="solid" draw:textarea-vertical-align="middle"/>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office:automatic-styles>
  <office:body>
    <office:drawing>
      <draw:page draw:name="page1" draw:style-name="dp1" draw:master-page-name="Default">
        <draw:frame draw:name="L_CC_Wikipedia_Drosophila_0" draw:style-name="gr1" draw:text-style-name="P1" draw:layer="layout" svg:width="0.829cm" svg:height="0.829cm" svg:x="1.343cm" svg:y="2.143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melanogaster_infected.svg" draw:style-name="gr1" draw:text-style-name="P1" draw:layer="layout" svg:width="0.833cm" svg:height="0.833cm" svg:x="3.977cm" svg:y="2.515cm">
          <draw:image xlink:href="Pictures/100034F8000017E0000017E0CCA0A7A8CB913534.svg" xlink:type="simple" xlink:show="embed" xlink:actuate="onLoad" loext:mime-type="image/svg+xml">
            <text:p/>
          </draw:image>
          <draw:image xlink:href="Pictures/10000201000000E7000000E7258F0B789F2564C4.png" xlink:type="simple" xlink:show="embed" xlink:actuate="onLoad" loext:mime-type="image/png"/>
          <svg:title>Drosophila Melanogaster</svg:title>
        </draw:frame>
        <draw:frame draw:name="L_CC_Wikipedia_Drosophila_1" draw:style-name="gr1" draw:text-style-name="P1" draw:layer="layout" svg:width="0.829cm" svg:height="0.829cm" svg:x="1.344cm" svg:y="2.935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2" draw:style-name="gr1" draw:text-style-name="P1" draw:layer="layout" svg:width="0.829cm" svg:height="0.829cm" svg:x="2.248cm" svg:y="2.539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3" draw:style-name="gr1" draw:text-style-name="P1" draw:layer="layout" svg:width="1.467cm" svg:height="1.467cm" svg:x="1.254cm" svg:y="13.699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melanogaster_0" draw:style-name="gr1" draw:text-style-name="P1" draw:layer="layout" svg:width="1.473cm" svg:height="1.473cm" svg:x="5.915cm" svg:y="13.558cm">
          <draw:image xlink:href="Pictures/100034F8000017E0000017E0CCA0A7A8CB913534.svg" xlink:type="simple" xlink:show="embed" xlink:actuate="onLoad" loext:mime-type="image/svg+xml">
            <text:p/>
          </draw:image>
          <draw:image xlink:href="Pictures/10000201000000E7000000E7258F0B789F2564C4.png" xlink:type="simple" xlink:show="embed" xlink:actuate="onLoad" loext:mime-type="image/png"/>
          <svg:title>Drosophila Melanogaster</svg:title>
        </draw:frame>
        <draw:frame draw:name="L_CC_Wikipedia_Drosophila_4" draw:style-name="gr1" draw:text-style-name="P1" draw:layer="layout" svg:width="1.467cm" svg:height="1.467cm" svg:x="1.255cm" svg:y="15.1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5" draw:style-name="gr1" draw:text-style-name="P1" draw:layer="layout" svg:width="1.467cm" svg:height="1.467cm" svg:x="2.855cm" svg:y="14.4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6" draw:style-name="gr1" draw:text-style-name="P1" draw:layer="layout" svg:width="1.467cm" svg:height="1.467cm" svg:x="1.254cm" svg:y="9.799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melanogaster_1" draw:style-name="gr1" draw:text-style-name="P1" draw:layer="layout" svg:width="1.473cm" svg:height="1.473cm" svg:x="5.915cm" svg:y="10.458cm">
          <draw:image xlink:href="Pictures/100034F8000017E0000017E0CCA0A7A8CB913534.svg" xlink:type="simple" xlink:show="embed" xlink:actuate="onLoad" loext:mime-type="image/svg+xml">
            <text:p/>
          </draw:image>
          <draw:image xlink:href="Pictures/10000201000000E7000000E7258F0B789F2564C4.png" xlink:type="simple" xlink:show="embed" xlink:actuate="onLoad" loext:mime-type="image/png"/>
          <svg:title>Drosophila Melanogaster</svg:title>
        </draw:frame>
        <draw:frame draw:name="L_CC_Wikipedia_Drosophila_7" draw:style-name="gr1" draw:text-style-name="P1" draw:layer="layout" svg:width="1.467cm" svg:height="1.467cm" svg:x="1.255cm" svg:y="11.2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9" draw:style-name="gr1" draw:text-style-name="P1" draw:layer="layout" svg:width="1.467cm" svg:height="1.467cm" svg:x="1.254cm" svg:y="21.399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10" draw:style-name="gr1" draw:text-style-name="P1" draw:layer="layout" svg:width="1.467cm" svg:height="1.467cm" svg:x="1.255cm" svg:y="22.8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11" draw:style-name="gr1" draw:text-style-name="P1" draw:layer="layout" svg:width="1.467cm" svg:height="1.467cm" svg:x="2.855cm" svg:y="21.4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8" draw:style-name="gr1" draw:text-style-name="P1" draw:layer="layout" svg:width="1.467cm" svg:height="1.467cm" svg:x="2.856cm" svg:y="22.801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melanogaster_3" draw:style-name="gr1" draw:text-style-name="P1" draw:layer="layout" svg:width="1.473cm" svg:height="1.473cm" svg:x="5.916cm" svg:y="15.059cm">
          <draw:image xlink:href="Pictures/100034F8000017E0000017E0CCA0A7A8CB913534.svg" xlink:type="simple" xlink:show="embed" xlink:actuate="onLoad" loext:mime-type="image/svg+xml">
            <text:p/>
          </draw:image>
          <draw:image xlink:href="Pictures/10000201000000E7000000E7258F0B789F2564C4.png" xlink:type="simple" xlink:show="embed" xlink:actuate="onLoad" loext:mime-type="image/png"/>
          <svg:title>Drosophila Melanogaster</svg:title>
        </draw:frame>
        <draw:frame draw:name="L_CC_Wikipedia_Drosophila_melanogaster_infected_classII.svg" draw:style-name="gr1" draw:text-style-name="P1" draw:layer="layout" svg:width="1.473cm" svg:height="1.473cm" svg:x="5.92cm" svg:y="18.932cm">
          <draw:image xlink:href="Pictures/10003501000017E0000017E0BD734DBAE3D1CE24.svg" xlink:type="simple" xlink:show="embed" xlink:actuate="onLoad" loext:mime-type="image/svg+xml">
            <text:p/>
          </draw:image>
          <draw:image xlink:href="Pictures/10000201000000E7000000E7C7DC2CB0472A6942.png" xlink:type="simple" xlink:show="embed" xlink:actuate="onLoad" loext:mime-type="image/png"/>
          <svg:title>Drosophila Melanogaster</svg:title>
        </draw:frame>
        <draw:frame draw:name="L_CC_Wikipedia_Drosophila_12" draw:style-name="gr1" draw:text-style-name="P1" draw:layer="layout" svg:width="1.467cm" svg:height="1.467cm" svg:x="1.255cm" svg:y="17.6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melanogaster_4" draw:style-name="gr1" draw:text-style-name="P1" draw:layer="layout" svg:width="1.473cm" svg:height="1.473cm" svg:x="5.916cm" svg:y="17.459cm">
          <draw:image xlink:href="Pictures/100034F8000017E0000017E0CCA0A7A8CB913534.svg" xlink:type="simple" xlink:show="embed" xlink:actuate="onLoad" loext:mime-type="image/svg+xml">
            <text:p/>
          </draw:image>
          <draw:image xlink:href="Pictures/10000201000000E7000000E7258F0B789F2564C4.png" xlink:type="simple" xlink:show="embed" xlink:actuate="onLoad" loext:mime-type="image/png"/>
          <svg:title>Drosophila Melanogaster</svg:title>
        </draw:frame>
        <draw:frame draw:name="L_CC_Wikipedia_Drosophila_13" draw:style-name="gr1" draw:text-style-name="P1" draw:layer="layout" svg:width="1.467cm" svg:height="1.467cm" svg:x="1.256cm" svg:y="19.001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14" draw:style-name="gr1" draw:text-style-name="P1" draw:layer="layout" svg:width="1.467cm" svg:height="1.467cm" svg:x="2.856cm" svg:y="18.301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path draw:style-name="gr2" draw:text-style-name="P2" draw:layer="layout" svg:width="7.037cm" svg:height="1.581cm" draw:transform="rotate (0.109606677025244) translate (8.93690353689169cm 10.2569044717793cm)" svg:viewBox="0 0 7038 1582" svg:d="M0 1390c628 3 1261-20 1866-185 641-173 1181 165 1750 228 381 43 880 302 1134 18 319-356 475-852 895-1036 371-163 800-156 1172-333l221-82">
          <text:p/>
        </draw:path>
        <draw:path draw:style-name="gr2" draw:text-style-name="P2" draw:layer="layout" svg:width="6.611cm" svg:height="3.029cm" draw:transform="skewX (0.156032435128293) rotate (0.405963584013881) translate (9.15966932993717cm 7.35557778325275cm)" svg:viewBox="0 0 6612 3030" svg:d="M0 1c408-11 821 45 1212 196 410 158 847 187 1247 392 272 139 559 221 824 405 263 184 567 240 859 382 308 151 627 28 859 384 218 333 646 279 842 667l344 285 253 176 172 142">
          <text:p/>
        </draw:path>
        <draw:path draw:style-name="gr2" draw:text-style-name="P2" draw:layer="layout" svg:width="7.022cm" svg:height="1.386cm" draw:transform="skewX (-0.000523598775598298) rotate (0.109781209950443) translate (8.92073808735272cm 22.1277709116668cm)" svg:viewBox="0 0 7023 1387" svg:d="M0 1374c312 60 608-110 920-45 332 68 638-47 978-40 329 7 703 125 981-68 331-230 621-38 932-427 236-295 669-408 1052-443 370-33 675-291 1036-297 353-6 689-116 1033-4l91-20">
          <text:p/>
        </draw:path>
        <draw:path draw:style-name="gr3" draw:text-style-name="P2" draw:layer="layout" svg:width="7.172cm" svg:height="1.818cm" draw:transform="skewX (-0.00314159265358977) rotate (0.166678943565458) translate (9.030091831361cm 18.592572210663cm)" svg:viewBox="0 0 7173 1819" svg:d="M0 1479c341 22 680-31 1021 30 295 52 590 122 892 122 320 0 630 103 947 131 348 32 698 89 1050 35 333-51 705-45 985-258 282-216 386-577 469-910 142-566 934-682 1417-610l364 34 28 4">
          <text:p/>
        </draw:path>
        <draw:path draw:style-name="gr2" draw:text-style-name="P2" draw:layer="layout" svg:width="6.694cm" svg:height="1.569cm" draw:transform="skewX (-0.00523598775598295) rotate (0.106988683147252) translate (9.166cm 18.6987695035461cm)" svg:viewBox="0 0 6695 1570" svg:d="M0 0c265 11 531-2 795 12 321 18 640 97 963 80 366-19 719 89 1082 116 284 21 562 100 823 210 273 114 532 247 807 354 265 103 502 219 784 327 292 112 543 268 832 357l314 82 246 27 49 5">
          <text:p/>
        </draw:path>
        <draw:path draw:style-name="gr2" draw:text-style-name="P2" draw:layer="layout" svg:width="6.832cm" svg:height="2.361cm" svg:x="9.107cm" svg:y="13.88cm" svg:viewBox="0 0 6833 2362" svg:d="M0 0c387-1 772 47 1161 54 307 5 613 57 919 81 404 31 781 146 1188 295 334 121 605 230 918 348 330 124 616 349 865 618 236 255 552 429 864 590l351 215 324 107 243 54">
          <text:p/>
        </draw:path>
        <draw:frame draw:name="L_CC_Wikipedia_Drosophila_melanogaster_infected_another_TE.svg" draw:style-name="gr1" draw:text-style-name="P1" draw:layer="layout" svg:width="1.473cm" svg:height="1.473cm" svg:x="5.912cm" svg:y="22.041cm">
          <draw:image xlink:href="Pictures/10003503000017E0000017E0767CA0A4BA1AF3DC.svg" xlink:type="simple" xlink:show="embed" xlink:actuate="onLoad" loext:mime-type="image/svg+xml">
            <text:p/>
          </draw:image>
          <draw:image xlink:href="Pictures/10000201000000E7000000E75215D511268ABBCB.png" xlink:type="simple" xlink:show="embed" xlink:actuate="onLoad" loext:mime-type="image/png"/>
          <svg:title>Drosophila Melanogaster</svg:title>
        </draw:frame>
        <draw:frame draw:name="L_CC_Wikipedia_Drosophila_15" draw:style-name="gr1" draw:text-style-name="P1" draw:layer="layout" svg:width="0.829cm" svg:height="0.829cm" svg:x="5.844cm" svg:y="2.144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melanogaster_2" draw:style-name="gr1" draw:text-style-name="P1" draw:layer="layout" svg:width="0.833cm" svg:height="0.833cm" svg:x="8.478cm" svg:y="2.216cm">
          <draw:image xlink:href="Pictures/100034F8000017E0000017E0CCA0A7A8CB913534.svg" xlink:type="simple" xlink:show="embed" xlink:actuate="onLoad" loext:mime-type="image/svg+xml">
            <text:p/>
          </draw:image>
          <draw:image xlink:href="Pictures/10000201000000E7000000E7258F0B789F2564C4.png" xlink:type="simple" xlink:show="embed" xlink:actuate="onLoad" loext:mime-type="image/png"/>
          <svg:title>Drosophila Melanogaster</svg:title>
        </draw:frame>
        <draw:frame draw:name="L_CC_Wikipedia_Drosophila_16" draw:style-name="gr1" draw:text-style-name="P1" draw:layer="layout" svg:width="0.829cm" svg:height="0.829cm" svg:x="5.845cm" svg:y="2.936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17" draw:style-name="gr1" draw:text-style-name="P1" draw:layer="layout" svg:width="0.829cm" svg:height="0.829cm" svg:x="6.749cm" svg:y="2.54cm">
          <draw:image xlink:href="Pictures/100034EF000017E0000017E0202C8E1A4AB3A269.svg" xlink:type="simple" xlink:show="embed" xlink:actuate="onLoad" loext:mime-type="image/svg+xml">
            <text:p/>
          </draw:image>
          <draw:image xlink:href="Pictures/10000201000000E7000000E7BEBA17DF74DC695E.png" xlink:type="simple" xlink:show="embed" xlink:actuate="onLoad" loext:mime-type="image/png"/>
          <svg:title>Drosophila Melanogaster</svg:title>
        </draw:frame>
        <draw:frame draw:name="L_CC_Wikipedia_Drosophila_melanogaster_infected_0" draw:style-name="gr1" draw:text-style-name="P1" draw:layer="layout" svg:width="1.473cm" svg:height="1.473cm" svg:x="5.921cm" svg:y="4.633cm">
          <draw:image xlink:href="Pictures/10003501000017E0000017E0BD734DBAE3D1CE24.svg" xlink:type="simple" xlink:show="embed" xlink:actuate="onLoad" loext:mime-type="image/svg+xml">
            <text:p/>
          </draw:image>
          <draw:image xlink:href="Pictures/10000201000000E7000000E7C7DC2CB0472A6942.png" xlink:type="simple" xlink:show="embed" xlink:actuate="onLoad" loext:mime-type="image/png"/>
          <svg:title>Drosophila Melanogaster</svg:titl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9T14:56:45.631344949</meta:creation-date>
    <dc:date>2020-09-15T17:07:42.494756464</dc:date>
    <meta:editing-duration>PT15M18S</meta:editing-duration>
    <meta:editing-cycles>3</meta:editing-cycles>
    <meta:generator>LibreOffice/6.4.6.2$Linux_X86_64 LibreOffice_project/40$Build-2</meta:generator>
    <meta:document-statistic meta:object-count="33"/>
  </office:meta>
</office:document-meta>
</file>